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013cm" svg:height="1.115cm" svg:x="5.046cm" svg:y="2.485cm">
          <draw:text-box>
            <text:p text:style-name="P1">Exec. <text:span text:style-name="T1">CRMod</text:span> </text:p>
            <text:p text:style-name="P1">in exe-dir.</text:p>
          </draw:text-box>
        </draw:frame>
        <draw:custom-shape draw:style-name="gr2" draw:text-style-name="P2" draw:layer="layout" svg:width="2.8cm" svg:height="1.4cm" svg:x="5.1cm" svg:y="2.33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cm" svg:y1="3.731cm" svg:x2="6.5cm" svg:y2="5.8cm">
          <text:p/>
        </draw:line>
        <draw:frame draw:style-name="gr1" draw:text-style-name="P1" draw:layer="layout" svg:width="2.602cm" svg:height="1.115cm" svg:x="5.152cm" svg:y="5.991cm">
          <draw:text-box>
            <text:p text:style-name="P1">Volt.dat with</text:p>
            <text:p text:style-name="P1">Voltages</text:p>
          </draw:text-box>
        </draw:frame>
        <draw:custom-shape draw:style-name="gr2" draw:text-style-name="P2" draw:layer="layout" svg:width="2.8cm" svg:height="1.4cm" svg:x="5.052cm" svg:y="5.83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91cm" svg:height="1.115cm" svg:x="9.427cm" svg:y="5.966cm">
          <draw:text-box>
            <text:p text:style-name="P1">Volt.dat with</text:p>
            <text:p text:style-name="P1">Apparent resistivity</text:p>
          </draw:text-box>
        </draw:frame>
        <draw:custom-shape draw:style-name="gr2" draw:text-style-name="P2" draw:layer="layout" svg:width="3.891cm" svg:height="1.4cm" svg:x="9.327cm" svg:y="5.8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9cm" svg:y1="3cm" svg:x2="9.727cm" svg:y2="3cm">
          <text:p/>
        </draw:line>
        <draw:line draw:style-name="gr5" draw:text-style-name="P2" draw:layer="layout" svg:x1="11cm" svg:y1="3.712cm" svg:x2="11cm" svg:y2="5.812cm">
          <text:p/>
        </draw:line>
        <draw:frame draw:style-name="gr1" draw:text-style-name="P1" draw:layer="layout" svg:width="2.627cm" svg:height="1.115cm" svg:x="9.827cm" svg:y="2.466cm">
          <draw:text-box>
            <text:p text:style-name="P1">mswitch = 2</text:p>
            <text:p text:style-name="P1">in crmod.cfg</text:p>
          </draw:text-box>
        </draw:frame>
        <draw:custom-shape draw:style-name="gr2" draw:text-style-name="P2" draw:layer="layout" svg:width="2.8cm" svg:height="1.4cm" svg:x="9.727cm" svg:y="2.3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03cm" svg:height="0.683cm" svg:x="14.102cm" svg:y="2.641cm">
          <draw:text-box>
            <text:p text:style-name="P1">BKFAK.f90</text:p>
          </draw:text-box>
        </draw:frame>
        <draw:custom-shape draw:style-name="gr2" draw:text-style-name="P2" draw:layer="layout" svg:width="2.8cm" svg:height="1.4cm" svg:x="13.902cm" svg:y="2.28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902cm" svg:y1="3cm" svg:x2="12.6cm" svg:y2="3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nik Fassmer</meta:initial-creator>
    <meta:creation-date>2015-06-16T14:09:20</meta:creation-date>
    <dc:date>2015-06-16T14:20:14</dc:date>
    <dc:creator>Jannik Fassmer</dc:creator>
    <meta:editing-duration>P0D</meta:editing-duration>
    <meta:editing-cycles>1</meta:editing-cycles>
    <meta:document-statistic meta:object-count="37"/>
    <meta:generator>LibreOffice/3.5$Linux_X86_64 LibreOffice_project/350m1$Build-2</meta:generator>
  </office:meta>
</office:document-meta>
</file>